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size="16pt" style:font-size-asian="16pt" style:font-size-complex="16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éminaire FP P8 : Améliorer l'efficience du système d'information</text:p>
      <text:h text:style-name="Heading_20_8" text:outline-level="8">Dates : </text:h>
      <text:p text:style-name="Text_20_body">les 8 et 9 juillet.</text:p>
      <text:h text:style-name="Heading_20_8" text:outline-level="8">Nombre de personne : </text:h>
      <text:p text:style-name="Text_20_body">25</text:p>
      <text:h text:style-name="Heading_20_8" text:outline-level="8">Base du projet : </text:h>
      <text:p text:style-name="Text_20_body">Samuel et Pierre conduisent 3 sessions de travail pour les salariés de la FP de Paris 8 concernant l'amélioration de l'efficience de leur système d'information. </text:p>
      <text:p text:style-name="Text_20_body">Safia et Hakim observent les sessions de travail pour produire un compte-rendu de recherche sur la créativité collective et la qualité de l'information.</text:p>
      <text:h text:style-name="Heading_20_8" text:outline-level="8">Matériel : </text:h>
      <text:p text:style-name="Text_20_body">un vidéo projecteur, un paper board, des appareils photos, des post-it de trois couleurs différentes (vert, jaune, orange), du fil de laine de trois couleurs différentes (bleu, noir, blanc), de la pâte à fixe , des feutres.</text:p>
      <text:h text:style-name="Heading_20_8" text:outline-level="8">Documents : </text:h>
      <text:p text:style-name="Text_20_body">Au format numérique et papier : une dizaine les plaquettes de présentation des diplômes, les formulaires utilisés pour la gestion (dossier d'inscription + diplôme), des copies d'écrans parmi les plus importants, utiles et/ou fréquemment utilisés dans le travail.</text:p>
      <text:p text:style-name="Heading">Lundi 8 juillet</text:p>
      <text:h text:style-name="Heading_20_2" text:outline-level="2">Session 1 : Principes d'écosystème d'information et de jardinage des connaissances</text:h>
      <text:p text:style-name="Text_20_body">Horaires : 14 H – 18 H</text:p>
      <text:h text:style-name="Heading_20_3" text:outline-level="3">1.1 Qu'est-ce que l'information ?</text:h>
      <text:p text:style-name="Text_20_body">Horaires : 14 H – 14 H 30</text:p>
      <text:list xml:id="list4189201110539793437" text:style-name="L1">
        <text:list-item>
          <text:p text:style-name="P2">un quantité de question</text:p>
        </text:list-item>
        <text:list-item>
          <text:p text:style-name="P2">un point de vue</text:p>
        </text:list-item>
        <text:list-item>
          <text:p text:style-name="P2">une perspective</text:p>
        </text:list-item>
        <text:list-item>
          <text:p text:style-name="P2">un flux en évolution</text:p>
        </text:list-item>
      </text:list>
      <text:h text:style-name="Heading_20_3" text:outline-level="3">1.2 Comment organiser l'information ?</text:h>
      <text:p text:style-name="Text_20_body">Horaires : 14 H 30 – 15 H</text:p>
      <text:list xml:id="list2421323699312927825" text:style-name="L2">
        <text:list-item>
          <text:p text:style-name="P3">trois dimensions : matières-documents ↔ individus-rapports ↔ concepts-catégories</text:p>
        </text:list-item>
        <text:list-item>
          <text:p text:style-name="P3">des dynamiques interactives entre l'intérieur et l'extérieur</text:p>
        </text:list-item>
        <text:list-item>
          <text:p text:style-name="P3"><text:soft-page-break/>un écosystème de connaissances</text:p>
        </text:list-item>
        <text:list-item>
          <text:p text:style-name="P3">une analogie pour comprendre la complexité</text:p>
        </text:list-item>
      </text:list>
      <text:h text:style-name="Heading_20_3" text:outline-level="3">Pause goûter</text:h>
      <text:h text:style-name="Heading_20_3" text:outline-level="3">1.3 Cultiver un jardin de connaissance</text:h>
      <text:p text:style-name="Text_20_body">Horaires : 15 H 15 – 16 H</text:p>
      <text:p text:style-name="Text_20_body">A partir de photos prises dans la salle de réunion :</text:p>
      <text:list xml:id="list5673650367872482751" text:style-name="L3">
        <text:list-item>
          <text:p text:style-name="P4">Décrire les trois dimensions avec des post-it:</text:p>
          <text:list>
            <text:list-item>
              <text:p text:style-name="P4">les documents : de l'infiniment petit à l'infiniment grand</text:p>
            </text:list-item>
            <text:list-item>
              <text:p text:style-name="P4">les individus : de la personne seule, à l'institution en passant par le bureau</text:p>
            </text:list-item>
            <text:list-item>
              <text:p text:style-name="P4">les concepts : des mots clefs aux règles de gestion (logique)</text:p>
            </text:list-item>
          </text:list>
        </text:list-item>
        <text:list-item>
          <text:p text:style-name="P4">Définir les relations avec des fils de laine</text:p>
          <text:list>
            <text:list-item>
              <text:p text:style-name="P4">qui avec quoi ? individus ↔ documents</text:p>
            </text:list-item>
            <text:list-item>
              <text:p text:style-name="P4">pourquoi ? individus → concepts → documents</text:p>
            </text:list-item>
            <text:list-item>
              <text:p text:style-name="P4">comment ? documents → individus → concepts</text:p>
            </text:list-item>
          </text:list>
        </text:list-item>
        <text:list-item>
          <text:p text:style-name="P4">Jardiner l'écosystème</text:p>
          <text:list>
            <text:list-item>
              <text:p text:style-name="P4">nettoyer : </text:p>
              <text:list>
                <text:list-item>
                  <text:p text:style-name="P4">les branches mortes (plus utilisées),</text:p>
                </text:list-item>
                <text:list-item>
                  <text:p text:style-name="P4">les parasites (erreurs),</text:p>
                </text:list-item>
                <text:list-item>
                  <text:p text:style-name="P4">les excédants (trop d'information)</text:p>
                </text:list-item>
              </text:list>
            </text:list-item>
            <text:list-item>
              <text:p text:style-name="P4">faire du compost : utiliser le nettoyage pour fertiliser les pratiques...</text:p>
            </text:list-item>
            <text:list-item>
              <text:p text:style-name="P4">protéger : limiter l’accès...</text:p>
            </text:list-item>
            <text:list-item>
              <text:p text:style-name="P4">arroser : transmettre son flux énergétique (travailler)</text:p>
            </text:list-item>
            <text:list-item>
              <text:p text:style-name="P4">récolter : finaliser une activité (pourquoi → comment)</text:p>
            </text:list-item>
          </text:list>
        </text:list-item>
      </text:list>
      <text:h text:style-name="Heading_20_3" text:outline-level="3">1.4 Exploration photographique d'un écosystème d'information : Annecy</text:h>
      <text:p text:style-name="Text_20_body">Horaires : 16 H – 17 H</text:p>
      <text:p text:style-name="Text_20_body">Lors d'une promenade par groupe de 4 à 6 personnes, les séminaristes photographient la ville à la recherche des traces d'un écosystème d'information...</text:p>
      <text:h text:style-name="Heading_20_3" text:outline-level="3">1.5 Debrief de l'exploration </text:h>
      <text:p text:style-name="Text_20_body">Horaires : 17 H – 18 H</text:p>
      <text:p text:style-name="Text_20_body">Les groupes présentent leurs photos et classent les éléments de l'exploration suivant les principes de l'écosystème d'information.</text:p>
      <text:p text:style-name="Text_20_body">Des ajustements sont apportés pour valider la compréhension des principes</text:p>
      <text:p text:style-name="Heading"><text:soft-page-break/>Mardi 9 juillet</text:p>
      <text:h text:style-name="Heading_20_3" text:outline-level="3">1.5 Debrief de l'exploration </text:h>
      <text:p text:style-name="Text_20_body">Horaires : 9 H – 9 H 30</text:p>
      <text:p text:style-name="Text_20_body">Les groupes présentent leurs photos et classent les éléments de l'exploration suivant les principes de l'écosystème d'information.</text:p>
      <text:p text:style-name="Text_20_body">Des ajustements sont apportés pour valider la compréhension des principes</text:p>
      <text:h text:style-name="Heading_20_3" text:outline-level="3">Petites questions préalables... </text:h>
      <text:p text:style-name="Text_20_body">Horaires : 9 H 30 – 9 H 35</text:p>
      <text:p text:style-name="Text_20_body">Safia et Hakim présentent un questionnaire sur le séminaire...</text:p>
      <text:h text:style-name="Heading_20_2" text:outline-level="2">Session 2 : Modélisation de l'écosystème d'information de la FP</text:h>
      <text:p text:style-name="Text_20_body">Horaires : 9 H 35 – 12 H 30</text:p>
      <text:h text:style-name="Heading_20_3" text:outline-level="3">2.1 Modélisation de l'écosystème d'information</text:h>
      <text:p text:style-name="Text_20_body">Horaires : 9 H 35 – 10 H 30</text:p>
      <text:p text:style-name="Text_20_body">Les groupes modélisent, avec les post-it et les fils de laine, l'écosystème d'information de la FP à partir des documents apportés.</text:p>
      <text:h text:style-name="Heading_20_3" text:outline-level="3">Pause café</text:h>
      <text:h text:style-name="Heading_20_3" text:outline-level="3">2.2 Présentation des modélisations</text:h>
      <text:p text:style-name="Text_20_body">Horaires : 10 H 45– 12 H 30</text:p>
      <text:p text:style-name="Text_20_body">Les groupes présentent leur modèle pour en discuter avec les autres groupes.</text:p>
      <text:p text:style-name="Text_20_body">Les modèles sont photographiés pour conserver les étapes de leurs transformations.</text:p>
      <text:h text:style-name="Heading_20_3" text:outline-level="3">Pause déjeuner</text:h>
      <text:p text:style-name="Text_20_body">Horaires : 12 H 30 – 14 H 00</text:p>
      <text:h text:style-name="Heading_20_2" text:outline-level="2">Session 3 : Jardinage des connaissances de la FP</text:h>
      <text:p text:style-name="Text_20_body">Horaires : 14 H 00 – 17 H</text:p>
      <text:h text:style-name="Heading_20_3" text:outline-level="3">2.1 Amélioration des modèles</text:h>
      <text:p text:style-name="Text_20_body">Horaires : 14 H 00 – 15 H</text:p>
      <text:p text:style-name="Text_20_body">Les groupes se mélangent pour discuter des améliorations possibles des modèles et des pratiques de jardinage à mettre en place.</text:p>
      <text:h text:style-name="Heading_20_3" text:outline-level="3"><text:soft-page-break/>Pause café</text:h>
      <text:h text:style-name="Heading_20_3" text:outline-level="3">2.2 Présentation des améliorations</text:h>
      <text:p text:style-name="Text_20_body">Horaires : 15 H 15– 16 H 30</text:p>
      <text:p text:style-name="Text_20_body">Les groupes présentent les améliorations en comparant les anciens modèles (photos) et le nouveau.</text:p>
      <text:p text:style-name="Text_20_body">Une liste de pratiques fertiles est définie pour concevoir en commun le jardin de la formation permanente...</text:p>
      <text:h text:style-name="Heading_20_3" text:outline-level="3">2.3 Conclusions et perspectives</text:h>
      <text:p text:style-name="Text_20_body">Horaires : 16 H 30 – 17 H 00</text:p>
      <text:p text:style-name="Text_20_body">Safia, Hakim présentent leurs observations du séminair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szoniecky</meta:initial-creator>
    <meta:creation-date>2013-06-12T05:25:58</meta:creation-date>
    <dc:date>2013-07-09T18:57:22</dc:date>
    <dc:creator>samuel szoniecky</dc:creator>
    <meta:editing-duration>P1DT22H53M28S</meta:editing-duration>
    <meta:editing-cycles>21</meta:editing-cycles>
    <meta:generator>OpenOffice.org/3.4.1$Unix OpenOffice.org_project/341m1$Build-9593</meta:generator>
    <meta:printed-by>samuel szoniecky</meta:printed-by>
    <meta:print-date>2013-06-12T09:03:00</meta:print-date>
    <meta:document-statistic meta:table-count="0" meta:image-count="0" meta:object-count="0" meta:page-count="4" meta:paragraph-count="88" meta:word-count="761" meta:character-count="4471"/>
  </office:meta>
</office:document-meta>
</file>